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EE0FCD986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Contents_20_Heading">
      <style:paragraph-properties fo:margin-top="0cm" fo:margin-bottom="0cm" style:contextual-spacing="false" fo:break-before="page"/>
    </style:style>
    <style:style style:name="P4"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5" style:family="paragraph" style:parent-style-name="Heading_20_1" style:list-style-name="WWNum1">
      <style:paragraph-properties fo:margin-top="0cm" fo:margin-bottom="0.141cm" style:contextual-spacing="false" fo:break-before="page"/>
    </style:style>
    <style:style style:name="P6" style:family="paragraph" style:parent-style-name="Standard">
      <style:paragraph-properties fo:margin-top="0.423cm" fo:margin-bottom="0.423cm" style:contextual-spacing="false"/>
    </style:style>
    <style:style style:name="P7" style:family="paragraph" style:parent-style-name="Heading_20_1" style:list-style-name="WWNum1"/>
    <style:style style:name="P8" style:family="paragraph" style:parent-style-name="List_20_Paragraph" style:list-style-name="WWNum2"/>
    <style:style style:name="P9" style:family="paragraph" style:parent-style-name="Standard">
      <style:text-properties fo:language="en" fo:country="US"/>
    </style:style>
    <style:style style:name="T1" style:family="text">
      <style:text-properties fo:font-size="12pt" style:font-name-asian="F" style:font-size-asian="12pt" style:language-asian="da" style:country-asian="DK" style:font-size-complex="12pt"/>
    </style:style>
    <style:style style:name="T2" style:family="text">
      <style:text-properties text:display="true"/>
    </style:style>
    <style:style style:name="T3" style:family="text">
      <style:text-properties fo:language="en" fo:country="US" fo:font-weight="bold" style:font-weight-asian="bold" style:font-weight-complex="bold"/>
    </style:style>
    <style:style style:name="T4"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værks aflevering</text:p>
      <text:p text:style-name="Standard"/>
      <text:p text:style-name="P1">Opgave xx. Opgave navn</text:p>
      <text:p text:style-name="Standard"/>
      <text:p text:style-name="Standard"/>
      <text:p text:style-name="Standard"/>
      <text:p text:style-name="P2"><draw:frame draw:style-name="fr1"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2"/>
      <text:p text:style-name="P2">Forfatter</text:p>
      <text:p text:style-name="P2">Noah Christian Rosenkjær</text:p>
      <text:p text:style-name="P2"><text:a xlink:type="simple" xlink:href="mailto:Ncro58767@edu.ucl.dk" text:style-name="Internet_20_link" text:visited-style-name="Visited_20_Internet_20_Link"><text:span text:style-name="Internet_20_link">Ncro58767@edu.ucl.dk</text:span></text:a></text:p>
      <text:p text:style-name="Standard"/>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Table of Contents</text:p>
          </text:index-title>
          <text:p text:style-name="P4" loext:marker-style-name="T1"><text:a xlink:type="simple" xlink:href="#_Toc163581871" text:style-name="Index_20_Link" text:visited-style-name="Index_20_Link">1.<text:span text:style-name="T1"><text:tab/></text:span>Introduktion<text:span text:style-name="T2"><text:tab/>3</text:span></text:a></text:p>
          <text:p text:style-name="P4" loext:marker-style-name="T1"><text:a xlink:type="simple" xlink:href="#_Toc163581872" text:style-name="Index_20_Link" text:visited-style-name="Index_20_Link">2.<text:span text:style-name="T1"><text:tab/></text:span>Publikum<text:span text:style-name="T2"><text:tab/>3</text:span></text:a></text:p>
          <text:p text:style-name="P4" loext:marker-style-name="T1"><text:a xlink:type="simple" xlink:href="#_Toc163581873" text:style-name="Index_20_Link" text:visited-style-name="Index_20_Link">3.<text:span text:style-name="T1"><text:tab/></text:span>Udstyrsliste<text:span text:style-name="T2"><text:tab/>3</text:span></text:a></text:p>
          <text:p text:style-name="P4" loext:marker-style-name="T1"><text:a xlink:type="simple" xlink:href="#_Toc163581874" text:style-name="Index_20_Link" text:visited-style-name="Index_20_Link">4.<text:span text:style-name="T1"><text:tab/></text:span>Fremgangsmåde<text:span text:style-name="T2"><text:tab/>4</text:span></text:a></text:p>
          <text:p text:style-name="P4" loext:marker-style-name="T1"><text:a xlink:type="simple" xlink:href="#_Toc163581875" text:style-name="Index_20_Link" text:visited-style-name="Index_20_Link">5.<text:span text:style-name="T1"><text:tab/></text:span>Konklusion<text:span text:style-name="T2"><text:tab/>5</text:span></text:a></text:p>
          <text:p text:style-name="Standard"/>
        </text:index-body>
      </text:table-of-content>
      <text:p text:style-name="Standard"/>
      <text:list text:style-name="WWNum1">
        <text:list-item>
          <text:h text:style-name="P5" text:outline-level="1"><text:bookmark-start text:name="_Toc163581871"/>Introduktion<text:bookmark-end text:name="_Toc163581871"/></text:h>
        </text:list-item>
      </text:list>
      <text:p text:style-name="P6">Denne dokumentation er blevet udarbejdet som en del af første semester af IT-Teknologuddannelsen på UCL Erhvervs- og Professionsskolen i Odense. Den har til formål at besvare opgaverne, der er opstillet i Assignment xx.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7" text:outline-level="1"><text:bookmark-start text:name="_Toc163581872"/>Publikum<text:bookmark-end text:name="_Toc163581872"/></text:h>
        </text:list-item>
      </text:list>
      <text:p text:style-name="Standard">Denne dokumentations målgruppe er primært IT-teknolog studerende. Der krav til at brugeren har kendskab til følgende:</text:p>
      <text:p text:style-name="Standard">- Brug af VMware Workstation</text:p>
      <text:p text:style-name="Standard">- Brug af ping funktionalitet.</text:p>
      <text:p text:style-name="Standard">- Netværkskonfiguration</text:p>
      <text:p text:style-name="Standard"/>
      <text:list xml:id="list95347481697947" text:continue-numbering="true" text:style-name="WWNum1">
        <text:list-item>
          <text:h text:style-name="P7" text:outline-level="1"><text:bookmark-start text:name="_Toc163581873"/>Udstyrsliste<text:bookmark-end text:name="_Toc163581873"/></text:h>
        </text:list-item>
      </text:list>
      <text:p text:style-name="Standard" loext:marker-style-name="T3"><text:span text:style-name="T3">Hardware:</text:span><text:span text:style-name="T3"/></text:p>
      <text:p text:style-name="Standard" loext:marker-style-name="T4"><text:span text:style-name="T4">Computer/Bærbar m. Windows 10/11 og VMware Workstation</text:span><text:span text:style-name="T4"/></text:p>
      <text:p text:style-name="Standard" loext:marker-style-name="T3"><text:span text:style-name="T3">Software:</text:span><text:span text:style-name="T3"/></text:p>
      <text:list text:style-name="WWNum2">
        <text:list-item>
          <text:p text:style-name="P8" loext:marker-style-name="T4"><text:span text:style-name="T4">VMware Workstation 17 Pro (pr. 19/09/2023)</text:span><text:span text:style-name="T4"/></text:p>
        </text:list-item>
        <text:list-item>
          <text:p text:style-name="P8" loext:marker-style-name="T4">Xubuntu Linux<text:span text:style-name="T4"/></text:p>
        </text:list-item>
      </text:list>
      <text:p text:style-name="P9" loext:marker-style-name="T4"/>
      <text:list text:continue-list="list95347481697947" text:style-name="WWNum1">
        <text:list-item>
          <text:h text:style-name="P5" text:outline-level="1"><text:bookmark-start text:name="_Toc163581874"/>Fremgangsmåde<text:bookmark-end text:name="_Toc163581874"/></text:h>
        </text:list-item>
      </text:list>
      <text:p text:style-name="Standard"/>
      <text:p text:style-name="Standard"/>
      <text:list text:continue-numbering="true" text:style-name="WWNum1">
        <text:list-item>
          <text:h text:style-name="P5" text:outline-level="1"><text:bookmark-start text:name="_Toc163581875"/>Konklusion<text:bookmark-end text:name="_Toc163581875"/></text:h>
        </text:list-item>
      </text:list>
      <text:p text:style-name="P6">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draw:frame draw:style-name="fr1" draw:name="Image2" text:anchor-type="as-char" svg:width="8.308cm" svg:height="6.297cm" draw:z-index="1"><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F" style:font-family-generic-complex="system" style:font-pitch-complex="variable"/>
    </style:style>
    <style:style style:name="ListLabel_20_11" style:display-name="ListLabel 11" style:family="text">
      <style:text-properties style:font-name="Aptos1"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5</text:page-number></text:span><text:span text:style-name="MT1"><text:s/>of </text:span><text:span text:style-name="MT2"><text:page-count style:num-format="1">5</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dc:creator>Noah Christian Rosenkjær</dc:creator>
    <meta:editing-cycles>1</meta:editing-cycles>
    <meta:creation-date>2024-04-09T16:55:00</meta:creation-date>
    <dc:date>2024-04-09T17:05:00</dc:date>
    <meta:editing-duration>PT10M</meta:editing-duration>
    <meta:generator>LibreOffice/24.8.0.3$Windows_X86_64 LibreOffice_project/0bdf1299c94fe897b119f97f3c613e9dca6be583</meta:generator>
    <meta:document-statistic meta:table-count="0" meta:image-count="2" meta:object-count="0" meta:page-count="5" meta:paragraph-count="30" meta:word-count="243" meta:character-count="1631" meta:non-whitespace-character-count="1421"/>
    <meta:user-defined meta:name="AppVersion">16.0000</meta:user-defined>
    <meta:template xlink:type="simple" xlink:actuate="onRequest" xlink:title="Normal.dotm" xlink:href=""/>
  </office:meta>
</office:document-meta>
</file>